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ekableStream.readCh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ekableStream.read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ekableStream.mark( int readLim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eekableStream.read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ekableStream.readFully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ekableStream.readInt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ekableStream.readChar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ekableStream.readUnsignedShort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ekableStream.readUnsignedSh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ekableStream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ekableStream.readBoole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ekableStream.readUnsignedIn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ekableStream.readUnsignedI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ekableStream.readFully( byte [ ] b , int off ,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ekableStream.readSh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ekableStream.wrapInputStream( InputStream is , boolean canSeekBackward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ekableStream.readI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ekableStream.readFloa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ekableStream.readLin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eekableStream.readUnsignedBy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ekableStream.readU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ekableStream.skipBytes( int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ekableStream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ekableStream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ekableStream.read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ekableStream.readBy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ekableStream.canSeekBackwa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ekableStream.readDouble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ekableStream.readShort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ekableStream.readLo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